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Decimal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ecimalHolder.validateLexical( String v , Validation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avaDecimalHolder.equal_to( XmlObject decim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ecimalHolder.value_hash_c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DecimalHolder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ecimalHolder.decimal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DecimalHolder.get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ecimalHolder.set_tex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Decimal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ecimal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ecimalHolder.compare_to( XmlObject decim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